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ansport" svg:font-family="Transport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ansport" fo:font-size="42pt" officeooo:rsid="001033d8" officeooo:paragraph-rsid="001033d8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style:font-name="Transport" fo:font-size="42pt" officeooo:rsid="001033d8" officeooo:paragraph-rsid="001033d8" style:font-size-asian="42pt" style:font-size-complex="42pt"/>
    </style:style>
    <style:style style:name="P3" style:family="paragraph" style:parent-style-name="Standard">
      <style:paragraph-properties fo:text-align="center" style:justify-single-word="false"/>
      <style:text-properties style:font-name="Transport" fo:font-size="40pt" officeooo:rsid="001033d8" officeooo:paragraph-rsid="001033d8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Transport" fo:font-size="48pt" officeooo:rsid="001033d8" officeooo:paragraph-rsid="001033d8" style:font-size-asian="48pt" style:font-size-complex="4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lp us improve</text:p>
      <text:p text:style-name="P1"/>
      <text:p text:style-name="P3">Leave us a message below if you have any ideas to make DoES better</text:p>
      <text:p text:style-name="P1"/>
      <text:p text:style-name="P1"/>
      <text:p text:style-name="P1">Or open an issue at</text:p>
      <text:p text:style-name="P2"><text:span text:style-name="T2">https://github.com/DoESLiverpool/somebody-should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ansport" svg:font-family="Transpor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2:49:43.265757502</meta:creation-date>
    <meta:print-date>2026-01-04T12:59:08.226827277</meta:print-date>
    <dc:date>2026-01-04T13:58:44.771502063</dc:date>
    <meta:editing-duration>PT46M12S</meta:editing-duration>
    <meta:editing-cycles>1</meta:editing-cycles>
    <meta:document-statistic meta:table-count="0" meta:image-count="0" meta:object-count="0" meta:page-count="1" meta:paragraph-count="4" meta:word-count="23" meta:character-count="149" meta:non-whitespace-character-count="129"/>
    <meta:generator>LibreOffice/7.3.7.2$Linux_X86_64 LibreOffice_project/30$Build-2</meta:generator>
  </office:meta>
</office:document-meta>
</file>